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1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3" style:family="paragraph" style:parent-style-name="Heading_20_1" style:list-style-name="WWNum1"/>
    <style:style style:name="P2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color="#000000" style:text-underline-style="none" fo:font-weight="bold" style:font-weight-asian="bold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Sistemes de gestió empresarial</text:span><text:span text:style-name="T2"><text:line-break/></text:span><text:span text:style-name="T3">UD 00.(Semipresencial) Activitats no a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tzat Setembre 2025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4owcmsjlyn6b" text:style-name="Index_20_Link" text:visited-style-name="Index_20_Link"><text:span text:style-name="T16">1. Activitat 01<text:tab/>3</text:span></text:a></text:p>
        </text:index-body>
      </text:table-of-content>
      <text:p text:style-name="P12"><text:soft-page-break/></text:p>
      <text:p text:style-name="P14"/>
      <text:p text:style-name="P15"><text:span text:style-name="T14">UD00. Activitats no avaluables (Semipresencial)</text:span></text:p>
      <text:list xml:id="list3035405196" text:style-name="WWNum1">
        <text:list-item>
          <text:p text:style-name="P23"><text:bookmark text:name="_4owcmsjlyn6b"/>Activitat 01</text:p>
        </text:list-item>
      </text:list>
      <text:list xml:id="list2823018435" text:style-name="WWNum2">
        <text:list-item>
          <text:p text:style-name="P20">Entra a 👉 <text:a xlink:type="simple" xlink:href="http://exercism.org" text:style-name="ListLabel_20_10" text:visited-style-name="ListLabel_20_10"><text:span text:style-name="T18">exercism.org</text:span></text:a></text:p>
        </text:list-item>
        <text:list-item>
          <text:p text:style-name="P21">Fes clic a "Sign up" (amb GitHub o email)</text:p>
        </text:list-item>
        <text:list-item>
          <text:p text:style-name="P21">Cerca el track de "Python" i fes clic a "Join Track"</text:p>
        </text:list-item>
        <text:list-item>
          <text:p text:style-name="P21">Tria un exercici (comença pels més fàcils)</text:p>
        </text:list-item>
        <text:list-item>
          <text:p text:style-name="P21">Resol el repte.</text:p>
        </text:list-item>
        <text:list-item>
          <text:p text:style-name="P21">Comenta els dubtes en la plataforma Exercism.</text:p>
        </text:list-item>
        <text:list-item>
          <text:p text:style-name="P22">Enllaç directe: <text:a xlink:type="simple" xlink:href="http://exercism.org/tracks/python" text:style-name="ListLabel_20_10" text:visited-style-name="ListLabel_20_10"><text:span text:style-name="T18">exercism.org/tracks/python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0. Activitats no avaluables</text:span></text:p>
      </style:header>
      <style:footer>
        <text:p text:style-name="MP4"><text:span text:style-name="MT1">Sistemes de gestió empresarial<text:tab/><text:tab/>UD00 - Pà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4" meta:word-count="164" meta:character-count="1028" meta:non-whitespace-character-count="889"/>
    <meta:generator>LibreOfficeDev/6.0.5.2$Linux_X86_64 LibreOffice_project/</meta:generator>
  </office:meta>
</office:document-meta>
</file>